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575" officeooo:paragraph-rsid="00115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Kiran Welcome to Devops tutoria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7:29:06.732324798</meta:creation-date>
    <dc:date>2022-04-26T17:30:11.874288352</dc:date>
    <meta:editing-duration>PT1M7S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30"/>
    <meta:generator>LibreOffice/6.4.7.2$Linux_X86_64 LibreOffice_project/40$Build-2</meta:generator>
  </office:meta>
</office:document-meta>
</file>